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P3" style:family="paragraph" style:parent-style-name="Standard">
      <style:paragraph-properties fo:text-align="justify" style:justify-single-word="false"/>
      <style:text-properties fo:font-weight="normal" officeooo:rsid="00000171" officeooo:paragraph-rsid="00116c25" style:font-weight-asian="normal" style:font-weight-complex="normal"/>
    </style:style>
    <style:style style:name="P4" style:family="paragraph" style:parent-style-name="Standard">
      <style:paragraph-properties fo:text-align="justify" style:justify-single-word="false"/>
      <style:text-properties fo:font-weight="normal" officeooo:rsid="00000171" officeooo:paragraph-rsid="0015e21b" style:font-weight-asian="normal" style:font-weight-complex="normal"/>
    </style:style>
    <style:style style:name="P5" style:family="paragraph" style:parent-style-name="Standard">
      <style:paragraph-properties fo:text-align="justify" style:justify-single-word="false"/>
      <style:text-properties fo:font-weight="normal" officeooo:rsid="00000171" officeooo:paragraph-rsid="001d7620" style:font-weight-asian="normal" style:font-weight-complex="normal"/>
    </style:style>
    <style:style style:name="P6" style:family="paragraph" style:parent-style-name="Standard">
      <style:paragraph-properties fo:text-align="justify" style:justify-single-word="false"/>
      <style:text-properties fo:font-weight="normal" officeooo:rsid="00000171" officeooo:paragraph-rsid="00203253" style:font-weight-asian="normal" style:font-weight-complex="normal"/>
    </style:style>
    <style:style style:name="P7" style:family="paragraph" style:parent-style-name="Standard">
      <style:paragraph-properties fo:text-align="justify" style:justify-single-word="false"/>
      <style:text-properties fo:font-weight="normal" officeooo:rsid="00000171" officeooo:paragraph-rsid="0020be22" style:font-weight-asian="normal" style:font-weight-complex="normal"/>
    </style:style>
    <style:style style:name="P8" style:family="paragraph" style:parent-style-name="Standard">
      <style:paragraph-properties fo:text-align="justify" style:justify-single-word="false"/>
      <style:text-properties fo:font-weight="normal" officeooo:rsid="000141b4" officeooo:paragraph-rsid="0021ae85" style:font-weight-asian="normal" style:font-weight-complex="normal"/>
    </style:style>
    <style:style style:name="P9" style:family="paragraph" style:parent-style-name="Standard">
      <style:paragraph-properties fo:text-align="start" style:justify-single-word="false"/>
      <style:text-properties fo:font-weight="normal" officeooo:rsid="00002c34" officeooo:paragraph-rsid="0021ae85" style:font-weight-asian="normal" style:font-weight-complex="normal"/>
    </style:style>
    <style:style style:name="P10" style:family="paragraph" style:parent-style-name="Standard">
      <style:paragraph-properties fo:text-align="justify" style:justify-single-word="false"/>
      <style:text-properties fo:font-weight="normal" officeooo:rsid="00002c34" officeooo:paragraph-rsid="0021ae85" style:font-weight-asian="normal" style:font-weight-complex="normal"/>
    </style:style>
    <style:style style:name="P11" style:family="paragraph" style:parent-style-name="Standard">
      <style:paragraph-properties fo:text-align="start" style:justify-single-word="false"/>
      <style:text-properties officeooo:paragraph-rsid="001d7620"/>
    </style:style>
    <style:style style:name="P12" style:family="paragraph" style:parent-style-name="Heading_20_1">
      <style:paragraph-properties fo:margin-top="0.838cm" fo:margin-bottom="0.203cm" loext:contextual-spacing="false" fo:text-align="center" style:justify-single-word="false" style:writing-mode="lr-tb"/>
      <style:text-properties officeooo:paragraph-rsid="000bffc6"/>
    </style:style>
    <style:style style:name="P13" style:family="paragraph" style:parent-style-name="Standard">
      <style:paragraph-properties fo:line-height="200%" fo:text-align="center" style:justify-single-word="false" fo:break-before="page"/>
      <style:text-properties fo:font-weight="bold" officeooo:rsid="00002c34" officeooo:paragraph-rsid="0021ae85" style:font-weight-asian="bold" style:font-weight-complex="bold"/>
    </style:style>
    <style:style style:name="P14" style:family="paragraph" style:parent-style-name="Standard">
      <style:paragraph-properties fo:text-align="start" style:justify-single-word="false"/>
      <style:text-properties fo:font-style="normal" fo:font-weight="normal" officeooo:rsid="000bffc6" officeooo:paragraph-rsid="00081f29"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weight="normal" officeooo:rsid="000af0c0" officeooo:paragraph-rsid="0021ae85" style:font-weight-asian="normal" style:font-weight-complex="normal"/>
    </style:style>
    <style:style style:name="P16" style:family="paragraph" style:parent-style-name="Standard">
      <style:paragraph-properties fo:text-align="justify" style:justify-single-word="false"/>
      <style:text-properties fo:font-weight="normal" officeooo:rsid="000d42d7" officeooo:paragraph-rsid="0021ae85" style:font-weight-asian="normal" style:font-weight-complex="normal"/>
    </style:style>
    <style:style style:name="P17" style:family="paragraph" style:parent-style-name="Standard">
      <style:paragraph-properties fo:text-align="justify" style:justify-single-word="false"/>
      <style:text-properties fo:font-weight="normal" officeooo:rsid="00002c34" officeooo:paragraph-rsid="00233db1" style:font-weight-asian="normal" style:font-weight-complex="normal"/>
    </style:style>
    <style:style style:name="T1" style:family="text">
      <style:text-properties fo:font-weight="bold" officeooo:rsid="00081f29" style:font-weight-asian="bold" style:font-weight-complex="bold"/>
    </style:style>
    <style:style style:name="T2" style:family="text">
      <style:text-properties fo:font-weight="bold" officeooo:rsid="000bffc6" style:font-weight-asian="bold" style:font-weight-complex="bold"/>
    </style:style>
    <style:style style:name="T3" style:family="text">
      <style:text-properties fo:font-weight="bold" officeooo:rsid="00000171" style:font-weight-asian="bold" style:font-weight-complex="bold"/>
    </style:style>
    <style:style style:name="T4" style:family="text">
      <style:text-properties fo:font-size="12pt" officeooo:rsid="001d1af3" style:font-size-asian="12pt" style:font-size-complex="12pt"/>
    </style:style>
    <style:style style:name="T5" style:family="text">
      <style:text-properties fo:font-size="12pt" officeooo:rsid="001365ab" style:font-size-asian="12pt" style:font-size-complex="12pt"/>
    </style:style>
    <style:style style:name="T6" style:family="text">
      <style:text-properties fo:font-size="12pt" officeooo:rsid="001c188c"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f2a02" style:font-size-asian="12pt" style:font-weight-asian="normal" style:font-size-complex="12pt" style:font-weight-complex="normal"/>
    </style:style>
    <style:style style:name="T9" style:family="text">
      <style:text-properties fo:font-size="12pt" fo:font-weight="bold" officeooo:rsid="00065942" style:font-size-asian="12pt" style:font-weight-asian="bold" style:font-size-complex="12pt" style:font-weight-complex="bold"/>
    </style:style>
    <style:style style:name="T10" style:family="text">
      <style:text-properties fo:font-size="12pt" fo:font-weight="bold" officeooo:rsid="001d7620" style:font-size-asian="12pt" style:font-weight-asian="bold" style:font-size-complex="12pt" style:font-weight-complex="bold"/>
    </style:style>
    <style:style style:name="T11" style:family="text">
      <style:text-properties fo:font-style="italic" officeooo:rsid="001d7620" style:font-style-asian="italic" style:font-style-complex="italic"/>
    </style:style>
    <style:style style:name="T12" style:family="text">
      <style:text-properties fo:font-style="normal" officeooo:rsid="00116c25" style:font-style-asian="normal" style:font-style-complex="normal"/>
    </style:style>
    <style:style style:name="T13" style:family="text">
      <style:text-properties fo:font-style="normal" officeooo:rsid="001337cc" style:font-style-asian="normal" style:font-style-complex="normal"/>
    </style:style>
    <style:style style:name="T14" style:family="text">
      <style:text-properties fo:font-style="normal" officeooo:rsid="001444e3" style:font-style-asian="normal" style:font-style-complex="normal"/>
    </style:style>
    <style:style style:name="T15" style:family="text">
      <style:text-properties fo:font-style="normal" officeooo:rsid="00153eeb" style:font-style-asian="normal" style:font-style-complex="normal"/>
    </style:style>
    <style:style style:name="T16" style:family="text">
      <style:text-properties fo:font-style="normal" officeooo:rsid="0015c285" style:font-style-asian="normal" style:font-style-complex="normal"/>
    </style:style>
    <style:style style:name="T17" style:family="text">
      <style:text-properties fo:font-style="normal" officeooo:rsid="0015e21b" style:font-style-asian="normal" style:font-style-complex="normal"/>
    </style:style>
    <style:style style:name="T18" style:family="text">
      <style:text-properties fo:font-style="normal" officeooo:rsid="00177d0c" style:font-style-asian="normal" style:font-style-complex="normal"/>
    </style:style>
    <style:style style:name="T19" style:family="text">
      <style:text-properties fo:font-style="normal" officeooo:rsid="001d7620" style:font-style-asian="normal" style:font-style-complex="normal"/>
    </style:style>
    <style:style style:name="T20" style:family="text">
      <style:text-properties fo:font-style="normal" officeooo:rsid="001f2a02" style:font-style-asian="normal" style:font-style-complex="normal"/>
    </style:style>
    <style:style style:name="T21" style:family="text">
      <style:text-properties fo:font-style="normal" officeooo:rsid="00203253" style:font-style-asian="normal" style:font-style-complex="normal"/>
    </style:style>
    <style:style style:name="T22" style:family="text">
      <style:text-properties fo:font-style="normal" officeooo:rsid="0020be22" style:font-style-asian="normal" style:font-style-complex="normal"/>
    </style:style>
    <style:style style:name="T23" style:family="text">
      <style:text-properties fo:font-style="normal" officeooo:rsid="0020bedd" style:font-style-asian="normal" style:font-style-complex="normal"/>
    </style:style>
    <style:style style:name="T24" style:family="text">
      <style:text-properties fo:font-style="normal" officeooo:rsid="0021ae85" style:font-style-asian="normal" style:font-style-complex="normal"/>
    </style:style>
    <style:style style:name="T25" style:family="text">
      <style:text-properties fo:font-style="normal" officeooo:rsid="00233db1" style:font-style-asian="normal" style:font-style-complex="normal"/>
    </style:style>
    <style:style style:name="T26" style:family="text">
      <style:text-properties officeooo:rsid="001d7620"/>
    </style:style>
    <style:style style:name="T27" style:family="text">
      <style:text-properties officeooo:rsid="001d1af3"/>
    </style:style>
    <style:style style:name="T28" style:family="text">
      <style:text-properties officeooo:rsid="001365ab"/>
    </style:style>
    <style:style style:name="T29" style:family="text">
      <style:text-properties officeooo:rsid="001d9cc1"/>
    </style:style>
    <style:style style:name="T30" style:family="text">
      <style:text-properties officeooo:rsid="0011ce86"/>
    </style:style>
    <style:style style:name="T31" style:family="text">
      <style:text-properties officeooo:rsid="000141b4"/>
    </style:style>
    <style:style style:name="T32" style:family="text">
      <style:text-properties officeooo:rsid="0014685a"/>
    </style:style>
    <style:style style:name="T33" style:family="text">
      <style:text-properties officeooo:rsid="000631cc"/>
    </style:style>
    <style:style style:name="T34" style:family="text">
      <style:text-properties officeooo:rsid="000af0c0"/>
    </style:style>
    <style:style style:name="T35" style:family="text">
      <style:text-properties officeooo:rsid="000d42d7"/>
    </style:style>
    <style:style style:name="T36" style:family="text">
      <style:text-properties officeooo:rsid="00233db1"/>
    </style:style>
    <style:style style:name="T37" style:family="text">
      <style:text-properties officeooo:rsid="002421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Dictionary</text:span><text:span text:style-name="T3"> </text:span><text:span text:style-name="T2">Encoding Based on </text:span>CSS and XML/HTML Parsers</text:h>
      <text:p text:style-name="P1"/>
      <text:p text:style-name="P2"><text:tab/><text:span text:style-name="T1">Abstract</text:span></text:p>
      <text:p text:style-name="P5"><text:tab/><text:span text:style-name="T26">As long as computers require explicit instructions and digital data organized in certain ways appropriate objects/abstractions/models and their processing mechanisms should be clearly stated for comprehensive theoretical background. In this concern </text:span>‘<text:span text:style-name="T11">What is Text?</text:span>’ <text:span text:style-name="T26">and ‘</text:span><text:span text:style-name="T11">What is Reading?</text:span><text:span text:style-name="T26">’ are the central research questions to enable computers process textual information on all levels from basic character rendering to semantics extraction.… </text:span><text:span text:style-name="T12">Authors start the paper </text:span><text:span text:style-name="T19">discussing</text:span><text:span text:style-name="T12"> these topics and seeking the answers in human brain (neuro-, cognition&amp;cognitive) sciences, linguistics, and computer science. </text:span></text:p>
      <text:p text:style-name="P7"><text:span text:style-name="T12"><text:tab/>Whereas the main goal of the practical part of the work is </text:span><text:span text:style-name="T13">obtaining an XML/TEI P5 encoding of Jumakunova’s Turkish-Kyrgyz dictionary, </text:span><text:span text:style-name="T20">i.e. its </text:span><text:span text:style-name="T14">l</text:span><text:span text:style-name="T13">exicographic </text:span><text:span text:style-name="T25">structure/</text:span><text:span text:style-name="T20">view</text:span><text:span text:style-name="T13">. <text:s/></text:span><text:span text:style-name="T14">Results of the encoding should be placed </text:span><text:span text:style-name="T20">to</text:span><text:span text:style-name="T14"> the global DH repository – TextGrid – to provide the basis for further </text:span><text:span text:style-name="T20">deeper annotations</text:span><text:span text:style-name="T14">. Methods and approaches should be </text:span><text:span text:style-name="T22">used </text:span><text:span text:style-name="T25">for encoding of other dictionaries</text:span><text:span text:style-name="T14">. </text:span></text:p>
      <text:p text:style-name="P3"><text:span text:style-name="T14"><text:tab/>Processing textual information and the format choice are the questions of efficiency, convenience, and methodology soundness. </text:span><text:span text:style-name="T19">Ordered h</text:span><text:span text:style-name="T14">ierarchical representation of content objects, </text:span><text:span text:style-name="T25">today known as Document Object Model, </text:span><text:span text:style-name="T14">was given the preference against other formats. </text:span><text:span text:style-name="T15">Text is presented in (X)HTML&amp;CSS, what allows </text:span><text:span text:style-name="T25">for </text:span><text:span text:style-name="T15">markup transformations </text:span><text:span text:style-name="T25">with help </text:span><text:span text:style-name="T15">of powerful open source tools (markup and style parsers). </text:span><text:span text:style-name="T17">T</text:span><text:span text:style-name="T16">hese technologies provide </text:span><text:span text:style-name="T17">all necessary control and manipulation opportunities for textual data processing. </text:span></text:p>
      <text:p text:style-name="P6"><text:span text:style-name="T17"><text:tab/>The workflow of the dictionary structuring runs according to the lexicographic schema and obeys up-down approach of tokenization: when larger elements (of the higher level) are tokenized first and provide the output for the next level tokenization of smaller elements and so on. This approach helps to keep logic clear and thus reduce complexity. </text:span><text:span text:style-name="T21">Structure</text:span><text:span text:style-name="T17"> recognition is </text:span><text:span text:style-name="T21">implemented using Java parsing libraries based </text:span><text:span text:style-name="T17">on </text:span><text:span text:style-name="T21"><text:s/></text:span><text:span text:style-name="T25">S</text:span><text:span text:style-name="T21">tylesheet and Document Object Models</text:span><text:span text:style-name="T17">. </text:span></text:p>
      <text:p text:style-name="P4"><text:span text:style-name="T17"><text:tab/>Output of the processing is an XML/HTML tree directly reflecting lexicographic structure of the dictionary. </text:span><text:span text:style-name="T24">C</text:span><text:span text:style-name="T17">onversion to TEI terminology </text:span><text:span text:style-name="T24">to be </text:span><text:span text:style-name="T18">implemented </text:span><text:span text:style-name="T24">in XSLT</text:span><text:span text:style-name="T18">. </text:span><text:span text:style-name="T12"><text:tab/></text:span></text:p>
      <text:p text:style-name="P14"/>
      <text:p text:style-name="P14"/>
      <text:p text:style-name="P11"><text:span text:style-name="T9">K</text:span><text:span text:style-name="T10">ey words: </text:span><text:span text:style-name="T7">structure, dictionary, recognition, </text:span><text:span text:style-name="T8">text </text:span><text:span text:style-name="T7">encoding, parsing</text:span></text:p>
      <text:p text:style-name="P13">Autobiography</text:p>
      <text:p text:style-name="P9">Personal <text:span text:style-name="T27">Information</text:span>:</text:p>
      <text:p text:style-name="P9"><text:tab/>Name: Kadyr</text:p>
      <text:p text:style-name="P9"><text:tab/>Surname: Momunaliev</text:p>
      <text:p text:style-name="P9"><text:tab/>Date of birth: 06/08/1985</text:p>
      <text:p text:style-name="P9"><text:tab/>Sex: male</text:p>
      <text:p text:style-name="P9"><text:tab/>Citizenship: Kyrgyz Republic</text:p>
      <text:p text:style-name="P9"><text:tab/>Nationality: Kyrgyz</text:p>
      <text:p text:style-name="P9"/>
      <text:p text:style-name="P9"/>
      <text:p text:style-name="P10"><text:tab/><text:span text:style-name="T27">1985:</text:span> was born in the former Soviet Socialist Kyrgyz Republic. <text:span text:style-name="T29">In 1991 it</text:span> was renamed to Kyrgyz Republic or simply Kyrgyzstan. </text:p>
      <text:p text:style-name="P10"><text:span text:style-name="T30"><text:tab/>1988-1997: obtained </text:span>primary education (reading, counting <text:span text:style-name="T36">etc</text:span>) <text:span text:style-name="T28">partially in </text:span>kindergarten <text:span text:style-name="T30">and partially in the first years of Novopavlovka’s Secondary School #2</text:span>. <text:span text:style-name="T31">The language of education was Russian, whilst Kyrgyz as a mother tongue was mainly used in the family. <text:tab/></text:span></text:p>
      <text:p text:style-name="P8"><text:tab/>2003: passed the Common <text:span text:style-name="T36">State</text:span> Examination with a score letting to be enrolled in<text:span text:style-name="T27">to</text:span> Kyrgyzstan-Turkey Manas University <text:span text:style-name="T27">with preference to study </text:span>computer engineering. </text:p>
      <text:p text:style-name="P8"><text:tab/><text:span text:style-name="T27">2003-2008: </text:span>Turkish, <text:span text:style-name="T27">Intermediate English,</text:span> <text:span text:style-name="T36">Literate</text:span> Kyrgyz, programming languages,<text:span text:style-name="T32"> and other computer engineering subjects were learned</text:span>. <text:span text:style-name="T27">Bachelor thesis was concerned with development of a </text:span>Turkish-Kyrgyz machine translation system. </text:p>
      <text:p text:style-name="P17"><text:tab/><text:span text:style-name="T33">2010: started career in academic community being accepted to the master program of Natural Sciences Graduate School at the same university, and employed as a research associate. Research on creation of dictionary and encyclopedia databases for StarDict open source dictionary shell was conducted. Databases of Kyrgyz-Turkish (and vice versa) dictionaries (total 16 000 entries) as well as Kyrgyz Encyclopedia of Computer&amp;Internet (700 entries) were created. XML markup for both dictionary and encyclopedia data annotations was used. </text:span></text:p>
      <text:p text:style-name="P10"><text:tab/><text:span text:style-name="T34">2010: graduation from the Graduate School of Natural Sciences, and continuation of work at the university creating digital versions/editions of Kyrgyz disciplinary encyclopedias. </text:span></text:p>
      <text:p text:style-name="P15"><text:tab/>2014: with help of <text:span text:style-name="T37">the</text:span> group of undergraduate students, faculty dean, and Kyrgyz Encyclopedia chief editor 14 disciplinary encyclopedias, all in all 15 000 terms were automatically annotated. The data of the project was shared with other projects in field of education, such as Kyrgyz Wikipedia and others. Participated in the international conference on IT promotion in Asia, ITPA2014, where published materials of the work. Together with the faculty dean and Kyrgyz Encyclopedia<text:span text:style-name="T37">'s</text:span> chief editor registered the database in the national patent agency.</text:p>
      <text:p text:style-name="P10"><text:tab/><text:span text:style-name="T35">2015: applied for a candidate program (stage in soviet style education system lasting for 3-4 years and preceding doctorate study) of the Kyrgyz Technical State University, proposing a work on automatic annotation methods for Kyrgyz lexicographic texts. Accepted.</text:span></text:p>
      <text:p text:style-name="P16"><text:tab/>2015-2016: researched annotation/encoding techniques <text:span text:style-name="T37">used for</text:span> <text:span text:style-name="T37">German </text:span>Camp’s <text:span text:style-name="T37">D</text:span>ictionary (TextGrid: S<text:span text:style-name="T37">ch</text:span>neike<text:span text:style-name="T37">r</text:span>, Seipel <text:span text:style-name="T37">et al</text:span>). <text:span text:style-name="T37">Delineated</text:span> new approach for <text:span text:style-name="T37">encoding of </text:span>Turkish-Kyrgyz dictionary by G. Jumakunova (50 000 entries) based on markup transformations. Participated in the regional conference of Turkic languages processing, TurkLang2016, where published the main idea of the work. </text:p>
      <text:p text:style-name="P10"/>
      <text:p text:style-name="P10"/>
      <text:p text:style-name="P8"><text:span text:style-name="T4">Family Information: </text:span><text:span text:style-name="T7">My farther </text:span><text:span text:style-name="T5">is</text:span><text:span text:style-name="T7"> a teacher of physics, and mother </text:span><text:span text:style-name="T6">is </text:span><text:span text:style-name="T7">a doctor, therapist. I have two siblings, elder brother and younger si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23T21:12:11.214000000</dc:date>
    <meta:editing-duration>P1DT2H44M51S</meta:editing-duration>
    <meta:editing-cycles>24</meta:editing-cycles>
    <meta:generator>LibreOffice/5.0.3.2$Windows_x86 LibreOffice_project/e5f16313668ac592c1bfb310f4390624e3dbfb75</meta:generator>
    <meta:document-statistic meta:table-count="0" meta:image-count="0" meta:object-count="0" meta:page-count="2" meta:paragraph-count="26" meta:word-count="738" meta:character-count="5273" meta:non-whitespace-character-count="4522"/>
  </office:meta>
</office:document-meta>
</file>